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nATA Integration and Test Plan</text:p>
      <text:p text:style-name="Standard">2010-05-10 jj</text:p>
      <text:p text:style-name="Standard"/>
      <text:p text:style-name="Standard">1. RFI scans with a single antenna 1200 Mhz to 9000 Mhz</text:p>
      <text:p text:style-name="Standard"><text:tab/>Create Permanent RFI Mask</text:p>
      <text:p text:style-name="Standard"/>
      <text:p text:style-name="Standard">2. Determine signal detection thresholds for observing</text:p>
      <text:p text:style-name="Standard"><text:tab/>Pulse - Get Pulse counts for quiet sky at pulse thresholds from 8 to 15.</text:p>
      <text:p text:style-name="Standard"><text:tab/>Triplet - </text:p>
      <text:p text:style-name="Standard"><text:tab/>CW Power</text:p>
      <text:p text:style-name="Standard"><text:tab/>CW coherent (primary &amp; secondary)</text:p>
      <text:p text:style-name="Standard"/>
      <text:p text:style-name="Standard">3. Verify signal gain provided by using the collecting area of multiple telescope</text:p>
      <text:p text:style-name="Standard"><text:tab/>Observe Kepler (or equivalent spacecraft) with 4, 3, 2, and 1 antennas.</text:p>
      <text:p text:style-name="Standard"/>
      <text:p text:style-name="Standard">4. Verify beam sensitivity</text:p>
      <text:p text:style-name="Standard"><text:tab/>Observe Kepler with 3 beams. Set offactnulls none and multitargetnulls off.</text:p>
      <text:p text:style-name="Standard"><text:tab/>Compare the detections.</text:p>
      <text:p text:style-name="Standard"/>
      <text:p text:style-name="Standard">5. Collect statistics on Multibeam RFI rejection</text:p>
      <text:p text:style-name="Standard"/>
      <text:p text:style-name="Standard">6. Determine number of half frames for baseline initial accumulation</text:p>
      <text:p text:style-name="Standard"><text:tab/>set baseintaccum from 5 to 20. Compare waterfall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ne Jordan</meta:initial-creator>
    <meta:creation-date>2010-05-10T14:50:03</meta:creation-date>
    <meta:document-statistic meta:character-count="753" meta:image-count="0" meta:object-count="0" meta:page-count="1" meta:paragraph-count="17" meta:table-count="0" meta:word-count="122"/>
    <dc:date>2010-05-10T15:11:22</dc:date>
    <dc:creator>Jane Jordan</dc:creator>
    <meta:editing-duration>PT00H05M39S</meta:editing-duration>
    <meta:editing-cycles>1</meta:editing-cycles>
    <meta:generator>OpenOffice.org/3.0$Unix OpenOffice.org_project/300m21$Build-9319</meta:generator>
    <meta:user-defined meta:name="Info 1"/>
    <meta:user-defined meta:name="Info 2"/>
    <meta:user-defined meta:name="Info 3"/>
    <meta:user-defined meta:name="Info 4"/>
  </office:meta>
</office:document-meta>
</file>